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.65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1.1mm"/>
    </style:style>
    <style:style style:name="co6" style:family="table-column">
      <style:table-column-properties fo:break-before="auto" style:column-width="6.8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9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10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11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0005478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8" table:default-cell-style-name="ce2"/>
        <table:table-column table:style-name="co7" table:number-columns-repeated="899" table:default-cell-style-name="ce2"/>
        <table:table-column table:style-name="co7" table:number-columns-repeated="112" table:default-cell-style-name="ce12"/>
        <table:table-row table:style-name="ro1">
          <table:table-cell table:style-name="ce1" office:value-type="string" calcext:value-type="string" table:number-columns-spanned="2" table:number-rows-spanned="1">
            <text:p>一覧へ</text:p>
          </table:table-cell>
          <table:covered-table-cell/>
          <table:table-cell table:style-name="ce1" office:value-type="string" calcext:value-type="string" table:number-columns-spanned="2" table:number-rows-spanned="1">
            <text:p>月更新</text:p>
          </table:table-cell>
          <table:covered-table-cell/>
          <table:table-cell table:style-name="ce6" office:value-type="string" calcext:value-type="string">
            <text:p>00054785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1"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float" office:value="30" calcext:value-type="float">
            <text:p>30</text:p>
          </table:table-cell>
          <table:table-cell table:style-name="ce7" office:value-type="date" office:date-value="2018-11-01" calcext:value-type="date">
            <text:p>2018-11-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02" calcext:value-type="date">
            <text:p>2018-11-02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11-03" calcext:value-type="date">
            <text:p>2018-11-03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1-04" calcext:value-type="date">
            <text:p>2018-11-04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05" calcext:value-type="date">
            <text:p>2018-11-0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7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06" calcext:value-type="date">
            <text:p>2018-11-0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7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07" calcext:value-type="date">
            <text:p>2018-11-07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08" calcext:value-type="date">
            <text:p>2018-11-08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7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09" calcext:value-type="date">
            <text:p>2018-11-09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10" office:value-type="date" office:date-value="2018-11-10" calcext:value-type="date">
            <text:p>2018-11-10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1-11" calcext:value-type="date">
            <text:p>2018-11-11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12" calcext:value-type="date">
            <text:p>2018-11-12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13" calcext:value-type="date">
            <text:p>2018-11-13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14" calcext:value-type="date">
            <text:p>2018-11-14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15" calcext:value-type="date">
            <text:p>2018-11-15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16" calcext:value-type="date">
            <text:p>2018-11-16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10" office:value-type="date" office:date-value="2018-11-17" calcext:value-type="date">
            <text:p>2018-11-17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1-18" calcext:value-type="date">
            <text:p>2018-11-18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19" calcext:value-type="date">
            <text:p>2018-11-19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20" calcext:value-type="date">
            <text:p>2018-11-20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21" calcext:value-type="date">
            <text:p>2018-11-21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22" calcext:value-type="date">
            <text:p>2018-11-22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11" office:value-type="date" office:date-value="2018-11-23" calcext:value-type="date">
            <text:p>2018-11-23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10" office:value-type="date" office:date-value="2018-11-24" calcext:value-type="date">
            <text:p>2018-11-24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11-25" calcext:value-type="date">
            <text:p>2018-11-25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26" calcext:value-type="date">
            <text:p>2018-11-26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27" calcext:value-type="date">
            <text:p>2018-11-27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28" calcext:value-type="date">
            <text:p>2018-11-28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29" calcext:value-type="date">
            <text:p>2018-11-29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11-30" calcext:value-type="date">
            <text:p>2018-11-30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3" table:number-columns-repeated="3"/>
          <table:table-cell table:style-name="ce5"/>
          <table:table-cell table:style-name="ce10"/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ＭＳ Ｐゴシック1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23:01:34.928541794</dc:date>
    <meta:editing-duration>P0D</meta:editing-duration>
    <meta:editing-cycles>1</meta:editing-cycles>
    <meta:document-statistic meta:table-count="1" meta:cell-count="63" meta:object-count="0"/>
    <meta:generator>LibreOffice/5.4.1.2$Linux_x86 LibreOffice_project/ea7cb86e6eeb2bf3a5af73a8f7777ac570321527</meta:generator>
  </office:meta>
</office:document-meta>
</file>